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imSun" svg:font-family="SimSun, 宋体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fill-color="#729fcf" draw:textarea-horizontal-align="justify" draw:textarea-vertical-align="middle" draw:auto-grow-height="false" fo:min-height="5.665cm" fo:min-width="9.414cm"/>
    </style:style>
    <style:style style:name="gr2" style:family="graphic" style:parent-style-name="standard">
      <style:graphic-properties svg:stroke-color="#000000" draw:fill="none" draw:fill-color="#729fcf" draw:textarea-horizontal-align="justify" draw:textarea-vertical-align="middle" draw:auto-grow-height="false" fo:min-height="0.989cm" fo:min-width="1.662cm"/>
    </style:style>
    <style:style style:name="gr3" style:family="graphic" style:parent-style-name="standard">
      <style:graphic-properties svg:stroke-color="#000000" draw:fill="none" draw:fill-color="#729fcf" draw:textarea-horizontal-align="justify" draw:textarea-vertical-align="middle" draw:auto-grow-height="false" fo:min-height="0.989cm" fo:min-width="1.57cm"/>
    </style:style>
    <style:style style:name="gr4" style:family="graphic" style:parent-style-name="standard">
      <style:graphic-properties svg:stroke-color="#000000" draw:fill="none" draw:fill-color="#729fcf" draw:textarea-horizontal-align="justify" draw:textarea-vertical-align="middle" draw:auto-grow-height="false" fo:min-height="1.49cm" fo:min-width="2.459cm"/>
    </style:style>
    <style:style style:name="gr5" style:family="graphic" style:parent-style-name="objectwithoutfill">
      <style:graphic-properties draw:marker-end="Arrow" draw:marker-end-width="0.3cm" draw:fill="none" draw:fill-color="#729fcf" draw:textarea-vertical-align="middle"/>
    </style:style>
    <style:style style:name="gr6" style:family="graphic" style:parent-style-name="standard">
      <style:graphic-properties svg:stroke-color="#000000" draw:fill="none" draw:fill-color="#729fcf" draw:textarea-horizontal-align="justify" draw:textarea-vertical-align="middle" draw:auto-grow-height="false" fo:min-height="1.49cm" fo:min-width="2.349cm"/>
    </style:style>
    <style:style style:name="gr7" style:family="graphic" style:parent-style-name="standard">
      <style:graphic-properties svg:stroke-color="#000000" draw:fill="none" draw:fill-color="#729fcf" draw:textarea-horizontal-align="justify" draw:textarea-vertical-align="middle" draw:auto-grow-height="false" fo:min-height="1.49cm" fo:min-width="2.426cm"/>
    </style:style>
    <style:style style:name="gr8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.755cm" fo:min-width="2.471cm" fo:padding-top="0.151cm" fo:padding-bottom="0.151cm" fo:padding-left="0.276cm" fo:padding-right="0.276cm"/>
    </style:style>
    <style:style style:name="gr9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.755cm" fo:min-width="2.421cm" fo:padding-top="0.151cm" fo:padding-bottom="0.151cm" fo:padding-left="0.276cm" fo:padding-right="0.276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svg:stroke-color="#000000" draw:fill="none" draw:fill-color="#729fcf" draw:textarea-horizontal-align="justify" draw:textarea-vertical-align="middle" draw:auto-grow-height="false" fo:min-height="5.665cm" fo:min-width="9.481cm"/>
    </style:style>
    <style:style style:name="gr12" style:family="graphic" style:parent-style-name="standard">
      <style:graphic-properties svg:stroke-color="#000000" draw:fill="none" draw:fill-color="#729fcf" draw:textarea-horizontal-align="justify" draw:textarea-vertical-align="middle" draw:auto-grow-height="false" fo:min-height="0.989cm" fo:min-width="1.676cm"/>
    </style:style>
    <style:style style:name="gr13" style:family="graphic" style:parent-style-name="standard">
      <style:graphic-properties svg:stroke-color="#000000" draw:fill="none" draw:fill-color="#729fcf" draw:textarea-horizontal-align="justify" draw:textarea-vertical-align="middle" draw:auto-grow-height="false" fo:min-height="0.989cm" fo:min-width="1.584cm"/>
    </style:style>
    <style:style style:name="gr14" style:family="graphic" style:parent-style-name="standard">
      <style:graphic-properties svg:stroke-color="#000000" draw:fill="none" draw:fill-color="#729fcf" draw:textarea-horizontal-align="justify" draw:textarea-vertical-align="middle" draw:auto-grow-height="false" fo:min-height="1.49cm" fo:min-width="2.479cm"/>
    </style:style>
    <style:style style:name="gr15" style:family="graphic" style:parent-style-name="standard">
      <style:graphic-properties svg:stroke-color="#000000" draw:fill="none" draw:fill-color="#729fcf" draw:textarea-horizontal-align="justify" draw:textarea-vertical-align="middle" draw:auto-grow-height="false" fo:min-height="1.49cm" fo:min-width="2.368cm"/>
    </style:style>
    <style:style style:name="gr16" style:family="graphic" style:parent-style-name="standard">
      <style:graphic-properties svg:stroke-color="#000000" draw:fill="none" draw:fill-color="#729fcf" draw:textarea-horizontal-align="justify" draw:textarea-vertical-align="middle" draw:auto-grow-height="false" fo:min-height="1.49cm" fo:min-width="2.446cm"/>
    </style:style>
    <style:style style:name="gr17" style:family="graphic" style:parent-style-name="standard" style:list-style-name="L1">
      <style:graphic-properties svg:stroke-color="#000000" draw:fill="none" draw:textarea-horizontal-align="justify" draw:textarea-vertical-align="middle" draw:auto-grow-height="false" fo:min-height="1.073cm" fo:min-width="1.458cm"/>
    </style:style>
    <style:style style:name="gr18" style:family="graphic" style:parent-style-name="standard" style:list-style-name="L1">
      <style:graphic-properties svg:stroke-color="#000000" draw:fill="none" draw:textarea-horizontal-align="justify" draw:textarea-vertical-align="middle" draw:auto-grow-height="false" fo:min-height="1.073cm" fo:min-width="1.458cm"/>
    </style:style>
    <style:style style:name="gr19" style:family="graphic" style:parent-style-name="standard">
      <style:graphic-properties svg:stroke-color="#000000" draw:fill="none" draw:textarea-horizontal-align="justify" draw:textarea-vertical-align="middle" draw:auto-grow-height="false" fo:min-height="1.808cm" fo:min-width="4.156cm"/>
    </style:style>
    <style:style style:name="gr20" style:family="graphic" style:parent-style-name="standard" style:list-style-name="L1">
      <style:graphic-properties svg:stroke-color="#000000" draw:fill="none" draw:textarea-horizontal-align="justify" draw:textarea-vertical-align="middle" draw:auto-grow-height="false" fo:min-height="1.322cm" fo:min-width="1.927cm"/>
    </style:style>
    <style:style style:name="gr21" style:family="graphic" style:parent-style-name="standard">
      <style:graphic-properties svg:stroke-color="#000000" draw:fill="none" draw:textarea-horizontal-align="justify" draw:textarea-vertical-align="middle" draw:auto-grow-height="false" fo:min-height="1.808cm" fo:min-width="4.057cm"/>
    </style:style>
    <style:style style:name="gr22" style:family="graphic" style:parent-style-name="standard" style:list-style-name="L1">
      <style:graphic-properties svg:stroke-color="#000000" draw:fill="none" draw:textarea-horizontal-align="justify" draw:textarea-vertical-align="middle" draw:auto-grow-height="false" fo:min-height="1.073cm" fo:min-width="1.458cm"/>
    </style:style>
    <style:style style:name="gr23" style:family="graphic" style:parent-style-name="standard">
      <style:graphic-properties svg:stroke-color="#000000" draw:fill="none" draw:textarea-horizontal-align="justify" draw:textarea-vertical-align="middle" draw:auto-grow-height="false" fo:min-height="1.808cm" fo:min-width="4.037cm"/>
    </style:style>
    <style:style style:name="gr24" style:family="graphic" style:parent-style-name="standard" style:list-style-name="L1">
      <style:graphic-properties svg:stroke-color="#000000" draw:fill="none" draw:textarea-horizontal-align="justify" draw:textarea-vertical-align="middle" draw:auto-grow-height="false" fo:min-height="1.073cm" fo:min-width="1.458cm"/>
    </style:style>
    <style:style style:name="gr25" style:family="graphic" style:parent-style-name="standard">
      <style:graphic-properties svg:stroke-color="#000000" draw:fill="none" draw:textarea-horizontal-align="justify" draw:textarea-vertical-align="middle" draw:auto-grow-height="false" fo:min-height="1.808cm" fo:min-width="4.072cm"/>
    </style:style>
    <style:style style:name="gr26" style:family="graphic" style:parent-style-name="standard">
      <style:graphic-properties draw:stroke="none" svg:stroke-color="#000000" draw:fill="none" draw:fill-color="#ffffff" fo:min-height="0.893cm"/>
    </style:style>
    <style:style style:name="P1" style:family="paragraph">
      <loext:graphic-properties draw:fill="none" draw:fill-color="#729fc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729fcf"/>
      <style:paragraph-properties fo:text-align="center"/>
      <style:text-properties style:font-name="Liberation Sans1" fo:font-size="11pt" style:font-size-asian="11pt" style:font-size-complex="11pt"/>
    </style:style>
    <style:style style:name="P4" style:family="paragraph">
      <loext:graphic-properties draw:fill="none" draw:fill-color="#729fcf"/>
      <style:paragraph-properties fo:text-align="center"/>
      <style:text-properties fo:font-size="10pt" style:font-size-asian="10pt" style:font-size-complex="10pt"/>
    </style:style>
    <style:style style:name="P5" style:family="paragraph">
      <loext:graphic-properties draw:fill="none" draw:fill-color="#729fcf"/>
      <style:paragraph-properties fo:text-align="center"/>
      <style:text-properties fo:font-size="12pt" style:font-size-asian="12pt" style:font-size-complex="12pt"/>
    </style:style>
    <style:style style:name="P6" style:family="paragraph">
      <loext:graphic-properties draw:fill="none"/>
      <style:paragraph-properties fo:text-align="center"/>
      <style:text-properties style:text-position="0% 100%" fo:font-size="13.8999996185303pt" fo:font-weight="bold" style:font-size-asian="12pt" style:font-weight-asian="bold" style:font-size-complex="12pt" style:font-weight-complex="bold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/>
      <style:paragraph-properties fo:margin-left="0cm" fo:margin-right="0cm" fo:margin-top="0cm" fo:margin-bottom="0cm" fo:line-height="100%" fo:text-align="center" fo:text-indent="0cm"/>
      <style:text-properties fo:font-size="13.8999996185303pt" style:font-size-asian="12pt" style:font-size-complex="12pt"/>
    </style:style>
    <style:style style:name="P9" style:family="paragraph">
      <loext:graphic-properties draw:fill="none"/>
      <style:paragraph-properties fo:text-align="center"/>
      <style:text-properties fo:font-size="13.8999996185303pt" style:font-size-asian="12pt" style:font-size-complex="12pt"/>
    </style:style>
    <style:style style:name="P10" style:family="paragraph">
      <loext:graphic-properties draw:fill="none" draw:fill-color="#ffffff"/>
    </style:style>
    <style:style style:name="T1" style:family="text">
      <style:text-properties style:font-name="Liberation Sans1" fo:font-size="11pt" style:font-size-asian="11pt" style:font-size-complex="11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letter-kerning="true" style:font-name-asian="SimSun" style:font-size-asian="12pt" style:font-style-asian="normal" style:font-weight-asian="normal" style:font-name-complex="Calibri" style:font-size-complex="12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style:text-position="0% 100%" fo:font-size="13.8999996185303pt" fo:font-weight="bold" style:font-size-asian="12pt" style:font-weight-asian="bold" style:font-size-complex="12pt" style:font-weight-complex="bold"/>
    </style:style>
    <style:style style:name="T5" style:family="text">
      <style:text-properties fo:font-size="13.1999998092651pt" style:font-size-asian="12pt" style:font-size-complex="12pt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xml:id="id2" draw:id="id2">
          <draw:custom-shape draw:style-name="gr1" draw:text-style-name="P1" draw:layer="layout" svg:width="9.914cm" svg:height="5.915cm" svg:x="1.989cm" svg:y="5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3.056cm" svg:height="1.751cm" svg:x="2.256cm" svg:y="9.25cm">
            <text:p text:style-name="P2"><text:span text:style-name="T1">Object Type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2.926cm" svg:height="1.751cm" svg:x="5.452cm" svg:y="9.25cm">
            <text:p text:style-name="P2"><text:span text:style-name="T1">Classification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3" draw:layer="layout" svg:width="3.056cm" svg:height="1.751cm" svg:x="8.619cm" svg:y="9.251cm">
            <text:p text:style-name="P2"><text:span text:style-name="T1">Predefined</text:span></text:p>
            <text:p text:style-name="P2"><text:span text:style-name="T1">type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4" draw:layer="layout" svg:width="2.959cm" svg:height="1.74cm" svg:x="2.281cm" svg:y="5.783cm">
            <text:p text:style-name="P2"><text:span text:style-name="T2">Discharg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5" draw:text-style-name="P1" draw:layer="layout" svg:x1="3.777cm" svg:y1="9.263cm" svg:x2="3.777cm" svg:y2="7.523cm">
            <text:p/>
          </draw:line>
          <draw:custom-shape draw:style-name="gr6" draw:text-style-name="P5" draw:layer="layout" svg:width="2.849cm" svg:height="1.74cm" svg:x="5.479cm" svg:y="5.783cm">
            <text:p text:style-name="P2"><text:span text:style-name="T3">???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5" draw:layer="layout" svg:width="2.926cm" svg:height="1.74cm" svg:x="8.652cm" svg:y="5.783cm">
            <text:p text:style-name="P2"><text:span text:style-name="T3">???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5" draw:text-style-name="P1" draw:layer="layout" svg:x1="6.865cm" svg:y1="9.263cm" svg:x2="6.865cm" svg:y2="7.523cm">
            <text:p/>
          </draw:line>
          <draw:line draw:style-name="gr5" draw:text-style-name="P1" draw:layer="layout" svg:x1="10.116cm" svg:y1="9.263cm" svg:x2="10.116cm" svg:y2="7.523cm">
            <text:p/>
          </draw:line>
        </draw:g>
        <draw:custom-shape draw:style-name="gr8" draw:text-style-name="P6" xml:id="id1" draw:id="id1" draw:layer="layout" svg:width="3.023cm" svg:height="2.057cm" svg:x="5.413cm" svg:y="12.645cm">
          <text:p text:style-name="P2"><text:span text:style-name="T4">Pipe</text:span></text:p>
          <text:p text:style-name="P2"><text:span text:style-name="T4">Segm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xml:id="id3" draw:id="id3" draw:layer="layout" svg:width="2.973cm" svg:height="2.057cm" svg:x="28.438cm" svg:y="10.24cm">
          <text:p text:style-name="P2"><text:span text:style-name="T4">Distribution</text:span></text:p>
          <text:p text:style-name="P2"><text:span text:style-name="T4">Chamber</text:span></text:p>
          <text:p text:style-name="P2"><text:span text:style-name="T4">Element</text:span></text:p>
          <draw:enhanced-geometry svg:viewBox="0 0 21600 21600" draw:type="rectangle" draw:enhanced-path="M 0 0 L 21600 0 21600 21600 0 21600 0 0 Z N"/>
        </draw:custom-shape>
        <draw:connector draw:style-name="gr10" draw:text-style-name="P7" draw:layer="layout" draw:type="line" svg:x1="6.924cm" svg:y1="12.645cm" svg:x2="6.946cm" svg:y2="11.35cm" draw:start-shape="id1" draw:start-glue-point="0" draw:end-shape="id2" draw:end-glue-point="2" svg:d="M6924 12645l22-1295" svg:viewBox="0 0 23 1296">
          <text:p/>
        </draw:connector>
        <draw:connector draw:style-name="gr10" draw:text-style-name="P7" draw:layer="layout" draw:type="line" svg:x1="29.924cm" svg:y1="10.24cm" svg:x2="29.899cm" svg:y2="8.763cm" draw:start-shape="id3" draw:start-glue-point="0" draw:end-shape="id4" svg:d="M29924 10240l-25-1477" svg:viewBox="0 0 26 1478">
          <text:p/>
        </draw:connector>
        <draw:g xml:id="id4" draw:id="id4">
          <draw:custom-shape draw:style-name="gr11" draw:text-style-name="P1" draw:layer="layout" svg:width="9.981cm" svg:height="5.915cm" svg:x="24.909cm" svg:y="2.8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3" draw:layer="layout" svg:width="3.076cm" svg:height="1.751cm" svg:x="25.178cm" svg:y="6.663cm">
            <text:p text:style-name="P2"><text:span text:style-name="T1">Object Type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3" draw:layer="layout" svg:width="2.946cm" svg:height="1.751cm" svg:x="28.395cm" svg:y="6.663cm">
            <text:p text:style-name="P2"><text:span text:style-name="T1">Classification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3" draw:layer="layout" svg:width="3.076cm" svg:height="1.751cm" svg:x="31.584cm" svg:y="6.664cm">
            <text:p text:style-name="P2"><text:span text:style-name="T1">Predefined</text:span></text:p>
            <text:p text:style-name="P2"><text:span text:style-name="T1">type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4" draw:layer="layout" svg:width="2.979cm" svg:height="1.74cm" svg:x="25.203cm" svg:y="3.196cm">
            <text:p text:style-name="P2"><text:span text:style-name="T2">Roadside</text:span></text:p>
            <text:p text:style-name="P2"><text:span text:style-name="T2">Drai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5" draw:text-style-name="P1" draw:layer="layout" svg:x1="26.709cm" svg:y1="6.676cm" svg:x2="26.709cm" svg:y2="4.936cm">
            <text:p/>
          </draw:line>
          <draw:custom-shape draw:style-name="gr15" draw:text-style-name="P5" draw:layer="layout" svg:width="2.868cm" svg:height="1.74cm" svg:x="28.423cm" svg:y="3.196cm">
            <text:p text:style-name="P2"><text:span text:style-name="T3">???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" draw:text-style-name="P5" draw:layer="layout" svg:width="2.946cm" svg:height="1.74cm" svg:x="31.617cm" svg:y="3.196cm">
            <text:p text:style-name="P2"><text:span text:style-name="T3">???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5" draw:text-style-name="P1" draw:layer="layout" svg:x1="29.818cm" svg:y1="6.676cm" svg:x2="29.818cm" svg:y2="4.936cm">
            <text:p/>
          </draw:line>
          <draw:line draw:style-name="gr5" draw:text-style-name="P1" draw:layer="layout" svg:x1="33.091cm" svg:y1="6.676cm" svg:x2="33.091cm" svg:y2="4.936cm">
            <text:p/>
          </draw:line>
        </draw:g>
        <draw:custom-shape draw:style-name="gr9" draw:text-style-name="P6" xml:id="id5" draw:id="id5" draw:layer="layout" svg:width="2.973cm" svg:height="2.057cm" svg:x="17.549cm" svg:y="10.135cm">
          <text:p text:style-name="P2"><text:span text:style-name="T4">Pipe</text:span></text:p>
          <text:p text:style-name="P2"><text:span text:style-name="T4">Segment</text:span></text:p>
          <draw:enhanced-geometry svg:viewBox="0 0 21600 21600" draw:type="rectangle" draw:enhanced-path="M 0 0 L 21600 0 21600 21600 0 21600 0 0 Z N"/>
        </draw:custom-shape>
        <draw:connector draw:style-name="gr10" draw:text-style-name="P7" draw:layer="layout" draw:type="line" svg:x1="19.035cm" svg:y1="10.135cm" svg:x2="19.012cm" svg:y2="8.725cm" draw:start-shape="id5" draw:start-glue-point="0" draw:end-shape="id6" draw:end-glue-point="2" svg:d="M19035 10135l-23-1410" svg:viewBox="0 0 24 1411">
          <text:p/>
        </draw:connector>
        <draw:g xml:id="id6" draw:id="id6">
          <draw:custom-shape draw:style-name="gr11" draw:text-style-name="P1" draw:layer="layout" svg:width="9.981cm" svg:height="5.915cm" svg:x="14.022cm" svg:y="2.8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3" draw:layer="layout" svg:width="3.076cm" svg:height="1.751cm" svg:x="14.291cm" svg:y="6.625cm">
            <text:p text:style-name="P2"><text:span text:style-name="T1">Object Type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3" draw:layer="layout" svg:width="2.946cm" svg:height="1.751cm" svg:x="17.508cm" svg:y="6.625cm">
            <text:p text:style-name="P2"><text:span text:style-name="T1">Classification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3" draw:layer="layout" svg:width="3.076cm" svg:height="1.751cm" svg:x="20.697cm" svg:y="6.626cm">
            <text:p text:style-name="P2"><text:span text:style-name="T1">Predefined</text:span></text:p>
            <text:p text:style-name="P2"><text:span text:style-name="T1">type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4" draw:layer="layout" svg:width="2.979cm" svg:height="1.74cm" svg:x="14.316cm" svg:y="3.158cm">
            <text:p text:style-name="P2"><text:span text:style-name="T2">Drop Inlet</text:span></text:p>
            <text:p text:style-name="P2"><text:span text:style-name="T2">Chamb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5" draw:text-style-name="P1" draw:layer="layout" svg:x1="15.822cm" svg:y1="6.638cm" svg:x2="15.822cm" svg:y2="4.898cm">
            <text:p/>
          </draw:line>
          <draw:custom-shape draw:style-name="gr15" draw:text-style-name="P5" draw:layer="layout" svg:width="2.868cm" svg:height="1.74cm" svg:x="17.536cm" svg:y="3.158cm">
            <text:p text:style-name="P2"><text:span text:style-name="T3">???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" draw:text-style-name="P5" draw:layer="layout" svg:width="2.946cm" svg:height="1.74cm" svg:x="20.73cm" svg:y="3.158cm">
            <text:p text:style-name="P2"><text:span text:style-name="T3">???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5" draw:text-style-name="P1" draw:layer="layout" svg:x1="18.931cm" svg:y1="6.638cm" svg:x2="18.931cm" svg:y2="4.898cm">
            <text:p/>
          </draw:line>
          <draw:line draw:style-name="gr5" draw:text-style-name="P1" draw:layer="layout" svg:x1="22.204cm" svg:y1="6.638cm" svg:x2="22.204cm" svg:y2="4.898cm">
            <text:p/>
          </draw:line>
        </draw:g>
        <draw:custom-shape draw:style-name="gr17" draw:text-style-name="P8" xml:id="id7" draw:id="id7" draw:layer="layout" svg:width="3.915cm" svg:height="2.645cm" svg:x="10.922cm" svg:y="12.368cm">
          <text:p text:style-name="P2"><text:span text:style-name="T3">Is Collided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0" draw:text-style-name="P7" draw:layer="layout" draw:type="line" svg:x1="8.436cm" svg:y1="13.673cm" svg:x2="10.922cm" svg:y2="13.691cm" draw:start-shape="id1" draw:start-glue-point="1" draw:end-shape="id7" draw:end-glue-point="5" svg:d="M8436 13673l2486 18" svg:viewBox="0 0 2487 19">
          <text:p/>
        </draw:connector>
        <draw:custom-shape draw:style-name="gr18" draw:text-style-name="P8" xml:id="id8" draw:id="id8" draw:layer="layout" svg:width="3.915cm" svg:height="2.645cm" svg:x="11.033cm" svg:y="16.637cm">
          <text:p text:style-name="P2"><text:span text:style-name="T3">Get Internal</text:span></text:p>
          <text:p text:style-name="P2"><text:span text:style-name="T3">Diameter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9" xml:id="id9" draw:id="id9" draw:layer="layout" svg:width="4.656cm" svg:height="2.058cm" svg:x="16.488cm" svg:y="16.892cm">
          <text:p text:style-name="P2"><text:span text:style-name="T5">Minimum internal </text:span></text:p>
          <text:p text:style-name="P2"><text:span text:style-name="T5">Diameter 250m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7" draw:layer="layout" draw:type="line" svg:x1="14.948cm" svg:y1="17.96cm" svg:x2="16.488cm" svg:y2="17.921cm" draw:start-shape="id8" draw:start-glue-point="7" draw:end-shape="id9" svg:d="M14948 17960l1540-39" svg:viewBox="0 0 1541 40">
          <text:p/>
        </draw:connector>
        <draw:custom-shape draw:style-name="gr20" draw:text-style-name="P8" xml:id="id10" draw:id="id10" draw:layer="layout" svg:width="4.853cm" svg:height="3.142cm" svg:x="4.572cm" svg:y="19.812cm">
          <text:p text:style-name="P2"><text:span text:style-name="T3">Get Angle form </text:span></text:p>
          <text:p text:style-name="P2"><text:span text:style-name="T6">Gradient </text:span><text:span text:style-name="T5">Direction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1" draw:text-style-name="P9" xml:id="id11" draw:id="id11" draw:layer="layout" svg:width="4.557cm" svg:height="2.058cm" svg:x="4.743cm" svg:y="24.19cm">
          <text:p text:style-name="P2"><text:span text:style-name="T5">Angle &gt; 90 Degre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7" draw:layer="layout" draw:type="line" svg:x1="6.999cm" svg:y1="22.954cm" svg:x2="7.021cm" svg:y2="24.19cm" draw:start-shape="id10" draw:start-glue-point="6" draw:end-shape="id11" draw:end-glue-point="0" svg:d="M6999 22954l22 1236" svg:viewBox="0 0 23 1237">
          <text:p/>
        </draw:connector>
        <draw:connector draw:style-name="gr10" draw:text-style-name="P7" draw:layer="layout" svg:x1="6.924cm" svg:y1="14.702cm" svg:x2="11.033cm" svg:y2="17.96cm" draw:start-shape="id1" draw:start-glue-point="2" draw:end-shape="id8" draw:end-glue-point="5" svg:d="M6924 14702v3258h4109" svg:viewBox="0 0 4110 3259">
          <text:p/>
        </draw:connector>
        <draw:custom-shape draw:style-name="gr22" draw:text-style-name="P8" xml:id="id12" draw:id="id12" draw:layer="layout" svg:width="3.915cm" svg:height="2.645cm" svg:x="28.089cm" svg:y="20.071cm">
          <text:p text:style-name="P2"><text:span text:style-name="T3">Check Gradient</text:span>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23" draw:text-style-name="P9" xml:id="id13" draw:id="id13" draw:layer="layout" svg:width="4.537cm" svg:height="2.058cm" svg:x="22.279cm" svg:y="20.357cm">
          <text:p text:style-name="P2"><text:span text:style-name="T5">Gradient provid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7" draw:layer="layout" draw:type="line" svg:x1="28.089cm" svg:y1="21.394cm" svg:x2="26.816cm" svg:y2="21.386cm" draw:start-shape="id12" draw:start-glue-point="5" draw:end-shape="id13" draw:end-glue-point="1" svg:d="M28089 21394l-1273-8" svg:viewBox="0 0 1274 9">
          <text:p/>
        </draw:connector>
        <draw:custom-shape draw:style-name="gr24" draw:text-style-name="P8" xml:id="id14" draw:id="id14" draw:layer="layout" svg:width="3.915cm" svg:height="2.645cm" svg:x="16.81cm" svg:y="20.103cm">
          <text:p text:style-name="P2"><text:span text:style-name="T3">Get Direction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0" draw:text-style-name="P7" draw:layer="layout" draw:type="line" svg:x1="22.279cm" svg:y1="21.386cm" svg:x2="20.725cm" svg:y2="21.426cm" draw:start-shape="id13" draw:start-glue-point="3" draw:end-shape="id14" draw:end-glue-point="7" svg:d="M22279 21386l-1554 40" svg:viewBox="0 0 1555 41">
          <text:p/>
        </draw:connector>
        <draw:custom-shape draw:style-name="gr25" draw:text-style-name="P9" xml:id="id15" draw:id="id15" draw:layer="layout" svg:width="4.572cm" svg:height="2.058cm" svg:x="10.976cm" svg:y="20.358cm">
          <text:p text:style-name="P2"><text:span text:style-name="T3">Gradient </text:span><text:span text:style-name="T5">Direc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7" draw:layer="layout" draw:type="line" svg:x1="16.81cm" svg:y1="21.426cm" svg:x2="15.548cm" svg:y2="21.387cm" draw:start-shape="id14" draw:start-glue-point="5" draw:end-shape="id15" draw:end-glue-point="1" svg:d="M16810 21426l-1262-39" svg:viewBox="0 0 1263 40">
          <text:p/>
        </draw:connector>
        <draw:connector draw:style-name="gr10" draw:text-style-name="P7" draw:layer="layout" draw:type="line" svg:x1="10.976cm" svg:y1="21.387cm" svg:x2="9.425cm" svg:y2="21.383cm" draw:start-shape="id15" draw:start-glue-point="3" draw:end-shape="id10" draw:end-glue-point="7" svg:d="M10976 21387l-1551-4" svg:viewBox="0 0 1552 5">
          <text:p/>
        </draw:connector>
        <draw:connector draw:style-name="gr10" draw:text-style-name="P7" draw:layer="layout" svg:x1="19.035cm" svg:y1="12.192cm" svg:x2="14.837cm" svg:y2="13.691cm" draw:start-shape="id5" draw:start-glue-point="2" draw:end-shape="id7" draw:end-glue-point="7" svg:d="M19035 12192v1499h-4198" svg:viewBox="0 0 4199 1500">
          <text:p/>
        </draw:connector>
        <draw:frame draw:style-name="gr26" draw:text-style-name="P10" draw:layer="layout" svg:width="1.905cm" svg:height="1.143cm" svg:x="21.844cm" svg:y="12.192cm">
          <draw:text-box>
            <text:p>AND</text:p>
          </draw:text-box>
        </draw:frame>
        <draw:connector draw:style-name="gr10" draw:text-style-name="P7" draw:layer="layout" draw:line-skew="5.473cm" svg:x1="28.438cm" svg:y1="11.268cm" svg:x2="14.837cm" svg:y2="13.691cm" draw:start-shape="id3" draw:start-glue-point="3" draw:end-shape="id7" draw:end-glue-point="7" svg:d="M28438 11268h-1341v2423h-12260" svg:viewBox="0 0 13602 2424">
          <text:p/>
        </draw:connector>
        <draw:connector draw:style-name="gr10" draw:text-style-name="P7" draw:layer="layout" draw:type="line" svg:x1="29.924cm" svg:y1="12.297cm" svg:x2="30.047cm" svg:y2="20.071cm" draw:start-shape="id3" draw:start-glue-point="2" draw:end-shape="id12" draw:end-glue-point="4" svg:d="M29924 12297l123 7774" svg:viewBox="0 0 124 7775">
          <text:p/>
        </draw:connector>
        <draw:connector draw:style-name="gr10" draw:text-style-name="P7" draw:layer="layout" draw:type="line" svg:x1="6.924cm" svg:y1="14.702cm" svg:x2="6.999cm" svg:y2="19.812cm" draw:start-shape="id1" draw:start-glue-point="2" draw:end-shape="id10" draw:end-glue-point="4" svg:d="M6924 14702l75 5110" svg:viewBox="0 0 76 511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imSun" svg:font-family="SimSun, 宋体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Paragraph_20_Font" style:display-name="Default Paragraph Font" style:family="graphic">
      <style:paragraph-properties fo:margin-left="0cm" fo:margin-right="0cm" fo:margin-top="0cm" fo:margin-bottom="0.623cm" fo:line-height="115%" fo:text-align="start" fo:text-indent="0cm" style:text-autospace="ideograph-alpha"/>
      <style:text-properties style:font-name="Calibri" fo:font-family="Calibri" style:font-family-generic="swiss" style:font-pitch="variable" fo:font-size="11pt" fo:language="en" fo:country="US" style:font-name-asian="SimSun" style:font-family-asian="SimSun, 宋体" style:font-pitch-asian="variable" style:font-size-asian="11pt" style:language-asian="zh" style:country-asian="CN" style:font-name-complex="Calibri" style:font-family-complex="Calibri" style:font-family-generic-complex="swiss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0cm" fo:margin-bottom="0cm" fo:margin-left="0cm" fo:margin-right="0cm" fo:page-width="59.4cm" fo:page-height="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23T10:22:12.358000000</meta:creation-date>
    <dc:date>2019-01-31T18:20:20.582000000</dc:date>
    <meta:editing-duration>PT1H11M43S</meta:editing-duration>
    <meta:editing-cycles>7</meta:editing-cycles>
    <meta:generator>LibreOffice/6.0.3.2$Windows_X86_64 LibreOffice_project/8f48d515416608e3a835360314dac7e47fd0b821</meta:generator>
    <meta:document-statistic meta:object-count="61"/>
  </office:meta>
</office:document-meta>
</file>